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8" style:family="paragraph" style:parent-style-name="Frame_20_contents">
      <style:paragraph-properties fo:margin-top="0cm" fo:margin-bottom="0cm" style:contextual-spacing="false"/>
    </style:style>
    <style:style style:name="P9" style:family="paragraph" style:parent-style-name="Frame_20_contents">
      <style:paragraph-properties fo:margin-top="0cm" fo:margin-bottom="0cm" style:contextual-spacing="false" fo:text-align="center" style:justify-single-word="false"/>
    </style:style>
    <style:style style:name="P10" style:family="paragraph" style:parent-style-name="Frame_20_contents">
      <style:paragraph-properties fo:margin-top="0cm" fo:margin-bottom="0cm" style:contextual-spacing="false" fo:line-height="100%"/>
    </style:style>
    <style:style style:name="P11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P12" style:family="paragraph" style:parent-style-name="Frame_20_contents">
      <style:paragraph-properties fo:margin-top="0cm" fo:margin-bottom="0cm" style:contextual-spacing="false" fo:line-height="100%" fo:text-align="end" style:justify-single-word="false"/>
    </style:style>
    <style:style style:name="P13" style:family="paragraph" style:parent-style-name="Frame_20_contents">
      <style:paragraph-properties fo:margin-top="0cm" fo:margin-bottom="0cm" style:contextual-spacing="false" fo:line-height="100%"/>
      <style:text-properties fo:font-weight="bold" style:font-weight-asian="bold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Frame_20_contents">
      <style:text-properties fo:font-weight="bold" style:font-weight-asian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17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officeooo:rsid="0015d0ce" officeooo:paragraph-rsid="0015d0ce"/>
    </style:style>
    <style:style style:name="P18" style:family="paragraph" style:parent-style-name="Frame_20_contents">
      <style:paragraph-properties fo:text-align="justify" style:justify-single-word="false"/>
      <style:text-properties officeooo:paragraph-rsid="00160bbf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5d0ce"/>
    </style:style>
    <style:style style:name="T3" style:family="text">
      <style:text-properties officeooo:rsid="00160bb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8d8d8" style:background-transparency="0%" fo:padding="0.15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background-color="#bfbfbf" style:background-transparency="0%" fo:padding="0.15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bfbfbf" style:background-transparency="0%" fo:padding="0.15cm" fo:border="0.06pt solid #000000">
        <style:background-image/>
      </style:graphic-properties>
    </style:style>
    <style:style style:name="gr1" style:family="graphic">
      <style:graphic-properties draw:stroke="solid" svg:stroke-width="0cm" svg:stroke-color="#000000" draw:stroke-linejoin="round" draw:fill="none" fo:min-height="0.002cm" fo:min-width="4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none" fo:min-height="0.002cm" fo:min-width="5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stroke-linejoin="round" draw:fill="none" fo:min-height="0.002cm" fo:min-width="3.7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CTA CONSTITUTIVA DEL PROYECTO</text:p>
      <text:p text:style-name="P2"/>
      <text:p text:style-name="P4">Fecha: </text:p>
      <text:p text:style-name="P1"><draw:frame draw:style-name="fr1" draw:name="Marco1" text:anchor-type="char" svg:x="3.665cm" svg:y="0cm" svg:width="11.426cm" svg:height="1.201cm" draw:z-index="0"><draw:text-box><text:p text:style-name="P17"><text:span text:style-name="T3">Quirófano</text:span></text:p></draw:text-box></draw:frame><draw:frame draw:style-name="fr2" draw:name="1" text:anchor-type="char" svg:x="-0.243cm" svg:y="0cm" svg:width="3.911cm" svg:height="1.201cm" draw:z-index="8"><draw:text-box><text:p text:style-name="P13">Nombre </text:p><text:p text:style-name="P13">del Proyecto:</text:p></draw:text-box></draw:frame></text:p>
      <text:p text:style-name="P1"/>
      <text:p text:style-name="P1"><draw:frame draw:style-name="fr3" draw:name="2" text:anchor-type="char" svg:x="-0.243cm" svg:y="-0.243cm" svg:width="2.979cm" svg:height="3.925cm" draw:z-index="7"><draw:text-box><text:p text:style-name="P13"/><text:p text:style-name="P13"/><text:p text:style-name="P13"/><text:p text:style-name="P13">Objetivo(s)</text:p></draw:text-box></draw:frame><draw:frame draw:style-name="fr1" draw:name="3" text:anchor-type="char" svg:x="2.734cm" svg:y="-0.243cm" svg:width="12.349cm" svg:height="3.9cm" draw:z-index="17"><draw:text-box><text:p text:style-name="P18">El objetivo es <text:s/>proporcionar una aplicación web para mejorar el desempeño <text:span text:style-name="T2">en la </text:span><text:span text:style-name="T3">programación</text:span><text:span text:style-name="T2"> de </text:span><text:span text:style-name="T3">cirugías</text:span><text:span text:style-name="T2"> en las diferentes salas </text:span><text:span text:style-name="T3">de quirófano y su disponibilidad</text:span><text:span text:style-name="T2">,</text:span><text:span text:style-name="T3"> así evitando la</text:span><text:span text:style-name="T2"> perdida de tiempo en las diferentes fases </text:span><text:span text:style-name="T3">que lleva realizar una cirugía y poder tener un historial de cada una de las cirugías realizadas además</text:span><text:span text:style-name="T2"> de una </text:span><text:span text:style-name="T3">búsqueda</text:span><text:span text:style-name="T2"> </text:span><text:span text:style-name="T3">eficaz.</text:span></text:p></draw:text-box></draw:frame></text:p>
      <text:p text:style-name="P1"/>
      <text:p text:style-name="P1"/>
      <text:p text:style-name="P1"/>
      <text:p text:style-name="P1"><draw:frame draw:style-name="fr3" draw:name="4" text:anchor-type="char" svg:x="-0.243cm" svg:y="0.275cm" svg:width="4.554cm" svg:height="1.095cm" draw:z-index="6"><draw:text-box><text:p text:style-name="P13">Director(a) del proyecto</text:p></draw:text-box></draw:frame><draw:frame draw:style-name="fr1" draw:name="5" text:anchor-type="char" svg:x="4.309cm" svg:y="0.275cm" svg:width="10.774cm" svg:height="1.12cm" draw:z-index="5"><draw:text-box><text:p text:style-name="P11"/></draw:text-box></draw:frame></text:p>
      <text:p text:style-name="P1"/>
      <text:p text:style-name="P1"><draw:frame draw:style-name="fr1" draw:name="6" text:anchor-type="char" svg:x="-0.243cm" svg:y="-0.132cm" svg:width="15.328cm" svg:height="2.379cm" draw:z-index="4"><draw:text-box><text:p text:style-name="P10"><text:span text:style-name="T1">a. Responsabilidades asignadas:</text:span> <text:s text:c="5"/>.-<text:span text:style-name="T3">Documentación</text:span>;</text:p><text:p text:style-name="P11"><text:s text:c="36"/>.- Diseño y <text:span text:style-name="T3">Análisis</text:span>;</text:p><text:p text:style-name="P11"><text:s text:c="24"/>.- Software;</text:p><text:p text:style-name="P11"><text:s text:c="30"/>.- Contabilidad;</text:p><text:p text:style-name="P12"/></draw:text-box></draw:frame></text:p>
      <text:p text:style-name="P1"/>
      <text:p text:style-name="P1"/>
      <text:p text:style-name="P1"><draw:frame draw:style-name="fr1" draw:name="7" text:anchor-type="char" svg:x="-0.22cm" svg:y="-0.335cm" svg:width="15.328cm" svg:height="0.783cm" draw:z-index="18"><draw:text-box><text:p text:style-name="P13">b. Autoridad delegada: <text:s text:c="16"/></text:p></draw:text-box></draw:frame></text:p>
      <text:p text:style-name="P1"><draw:frame draw:style-name="fr3" draw:name="8" text:anchor-type="char" svg:x="-0.243cm" svg:y="-0.302cm" svg:width="9.276cm" svg:height="1.291cm" draw:z-index="3"><draw:text-box><text:p text:style-name="P13">Personas a quienes se solicita colaborar con el proyecto</text:p></draw:text-box></draw:frame><draw:frame draw:style-name="fr1" draw:name="9" text:anchor-type="char" svg:x="9.031cm" svg:y="-0.302cm" svg:width="6.077cm" svg:height="1.291cm" draw:z-index="2"><draw:text-box><text:p text:style-name="Frame_20_contents"/></draw:text-box></draw:frame></text:p>
      <text:p text:style-name="P1"><draw:frame draw:style-name="fr1" draw:name="10" text:anchor-type="char" svg:x="9.717cm" svg:y="0.37cm" svg:width="5.366cm" svg:height="0.778cm" draw:z-index="9"><draw:text-box><text:p text:style-name="P15">Tipo de colaboración</text:p></draw:text-box></draw:frame><draw:frame draw:style-name="fr1" draw:name="11" text:anchor-type="char" svg:x="4.734cm" svg:y="0.37cm" svg:width="4.815cm" svg:height="0.778cm" draw:z-index="10"><draw:text-box><text:p text:style-name="P15">Departamento</text:p></draw:text-box></draw:frame><draw:frame draw:style-name="fr1" draw:name="12" text:anchor-type="char" svg:x="-0.229cm" svg:y="0.37cm" svg:width="4.815cm" svg:height="0.778cm" draw:z-index="1"><draw:text-box><text:p text:style-name="P15">Nombre</text:p></draw:text-box></draw:frame></text:p>
      <text:p text:style-name="P1"><draw:frame draw:style-name="fr1" draw:name="13" text:anchor-type="char" svg:x="-0.229cm" svg:y="0.226cm" svg:width="4.815cm" svg:height="4.53cm" draw:z-index="11"><draw:text-box><text:p text:style-name="P10"/></draw:text-box></draw:frame><draw:frame draw:style-name="fr1" draw:name="14" text:anchor-type="char" svg:x="4.734cm" svg:y="0.226cm" svg:width="4.815cm" svg:height="4.53cm" draw:z-index="12"><draw:text-box><text:p text:style-name="P14">Análisis de Sistema</text:p><text:p text:style-name="P14">Contabilidad</text:p><text:p text:style-name="P9">Administración</text:p><text:p text:style-name="P9"/><text:p text:style-name="P11">Diseño de Software</text:p></draw:text-box></draw:frame><draw:frame draw:style-name="fr1" draw:name="15" text:anchor-type="char" svg:x="9.717cm" svg:y="0.226cm" svg:width="5.366cm" svg:height="4.53cm" draw:z-index="13"><draw:text-box><text:p text:style-name="P10">Diagrama de Red</text:p><text:p text:style-name="P8">Diagrama de Gantt</text:p><text:p text:style-name="P8">Estado de Resultado</text:p><text:p text:style-name="P8">Manuales Técnicos y de Usuario.</text:p><text:p text:style-name="P8">Software</text:p><text:p text:style-name="P8"/></draw:text-box></draw:frame></text:p>
      <text:p text:style-name="P1"/>
      <text:p text:style-name="P1"/>
      <text:p text:style-name="P1"/>
      <text:p text:style-name="P5"/>
      <text:p text:style-name="P3"/>
      <text:p text:style-name="P5">Autorizan</text:p>
      <text:p text:style-name="P7"/>
      <text:p text:style-name="P6"><draw:custom-shape text:anchor-type="paragraph" draw:z-index="14" draw:style-name="gr1" svg:width="4.529cm" svg:height="0.003cm" svg:x="10.631cm" svg:y="1.538cm"><text:p/><draw:enhanced-geometry svg:viewBox="0 0 21600 21600" draw:type="mso-spt32" draw:enhanced-path="M 0 0 L 21600 21600 N"/></draw:custom-shape><draw:custom-shape text:anchor-type="paragraph" draw:z-index="15" draw:style-name="gr2" svg:width="5.432cm" svg:height="0.003cm" svg:x="4.411cm" svg:y="1.538cm"><text:p/><draw:enhanced-geometry svg:viewBox="0 0 21600 21600" draw:type="mso-spt32" draw:enhanced-path="M 0 0 L 21600 21600 N"/></draw:custom-shape><draw:custom-shape text:anchor-type="paragraph" draw:z-index="16" draw:style-name="gr3" svg:width="3.703cm" svg:height="0.003cm" svg:x="-0.258cm" svg:y="1.538cm"><text:p/><draw:enhanced-geometry svg:viewBox="0 0 21600 21600" draw:type="mso-spt32" draw:enhanced-path="M 0 0 L 21600 21600 N"/></draw:custom-shape>Nombres <text:s text:c="38"/>Puestos <text:s text:c="44"/>Firm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es" fo:country="ES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RDZ</meta:initial-creator>
    <dc:creator>Biomedica </dc:creator>
    <meta:editing-cycles>7</meta:editing-cycles>
    <meta:creation-date>2012-10-19T02:49:00</meta:creation-date>
    <dc:date>2013-07-31T08:44:54</dc:date>
    <meta:editing-duration>PT28S</meta:editing-duration>
    <meta:generator>LibreOffice/3.6$Linux_x86 LibreOffice_project/360m1$Build-2</meta:generator>
    <meta:document-statistic meta:table-count="0" meta:image-count="0" meta:object-count="0" meta:page-count="1" meta:paragraph-count="28" meta:word-count="126" meta:character-count="1040" meta:non-whitespace-character-count="7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